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5pt" fo:font-weight="bold" style:font-size-asian="15pt" style:font-weight-asian="bold" style:font-size-complex="15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text-properties fo:font-size="16pt" fo:font-weight="bold" style:font-size-asian="16pt" style:font-weight-asian="bold" style:font-size-complex="16pt" style:font-weight-complex="bold"/>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ology Checker Developer Info</text:p>
      <text:p text:style-name="P2">This QGIS plugin is written in C++ language, using Qt framework version 4. The used naming convention requires that all major classes are stored in files with names corresponding to their classnames. (For example the <text:span text:style-name="T1">checkDock</text:span> class is stored in checkDock.cpp, its header file is checkDock.h and is using UI data from the checkDock.ui file).</text:p>
      <text:p text:style-name="P2"/>
      <text:p text:style-name="P9">Classes used in the Topology Checker</text:p>
      <text:p text:style-name="P4">dockModel</text:p>
      <text:p text:style-name="P2"><text:span text:style-name="T1">dockModel</text:span> is the model that provides data to the <text:span text:style-name="T1">mErrorTableView</text:span>. It accesses data from the overloaded TopolError classes gathered by topology tests in <text:span text:style-name="T1">mErrorList. </text:span></text:p>
      <text:p text:style-name="P2"><text:span text:style-name="T1"/></text:p>
      <text:p text:style-name="P11">checkDock</text:p>
      <text:p text:style-name="P3">checkDock <text:span text:style-name="T2">is this plugin's main user interface. It is derived from QDockWidget. Its UI is set up in the file checkDock.ui. This widget contains controls for lauching the validation process, fixing found errors and opening the dialog for setting the tests.</text:span></text:p>
      <text:p text:style-name="P3">mErrorListModel<text:span text:style-name="T2"> private variable contains the pointer to the dockModel instance, which provides data for the error table.</text:span></text:p>
      <text:p text:style-name="P3">mErrorTableView<text:span text:style-name="T2"> holds the pointer to the QtableView, which is used to present errors, that were found during <text:s/>topology checking. The conflicting features are visualized in the layer using QgsRubberBand.</text:span></text:p>
      <text:p text:style-name="P3">mConfigureDialog<text:span text:style-name="T2"> points to the configuration dialog, where tests are managed.</text:span></text:p>
      <text:p text:style-name="P3"><text:span text:style-name="T2"/></text:p>
      <text:p text:style-name="P3"><text:span text:style-name="T2">The </text:span>runTests<text:span text:style-name="T2"> method calls all test routines configured to run in the </text:span>Configuration Dialog<text:span text:style-name="T2">.</text:span></text:p>
      <text:p text:style-name="P3"><text:span text:style-name="T2">When the tests finish, the </text:span>mErrorListView<text:span text:style-name="T2"> loads its data from </text:span>mErrorList<text:span text:style-name="T2">, where errors are stored and displays them in the table.</text:span></text:p>
      <text:p text:style-name="P3"><text:span text:style-name="T2">When the user clicks on an error in the view, the </text:span>errorListClicked<text:span text:style-name="T2"> slot is called. It sets the QgsRubberBands for colliding features and their conflict.</text:span></text:p>
      <text:p text:style-name="P3">fix <text:span text:style-name="T2">function is used to attempt to fix the currently selected error.</text:span></text:p>
      <text:p text:style-name="P3"><text:span text:style-name="T2"/></text:p>
      <text:p text:style-name="P11">rulesDialog</text:p>
      <text:p text:style-name="P3">rulesDialog <text:span text:style-name="T2">is the configuration dialog, where new tests can be added or deleted.</text:span></text:p>
      <text:p text:style-name="P3"><text:span text:style-name="T2">It uses QTableWidget for displaying the tests and QcomboBoxes for displaying configuration possibilities.</text:span></text:p>
      <text:p text:style-name="P3"><text:span text:style-name="T2">The object gets available tests, passed by </text:span>checkDock<text:span text:style-name="T2"> and loads available layers from the QgsMapLayerRegistry.</text:span></text:p>
      <text:p text:style-name="P3"><text:span text:style-name="T2">The dialog attempts to load configuration data (test name, layers and possibly tolerance for each test) from the current project data. When a new test is added or deleted in the table, the change is immediately stored to the current project.</text:span></text:p>
      <text:p text:style-name="P3"><text:span text:style-name="T2">When a new layer is opened or a layer is removed from the legend, it is reflected in rulesDialog comboboxes.</text:span></text:p>
      <text:p text:style-name="P3"><text:span text:style-name="T2"/></text:p>
      <text:p text:style-name="P11">TopolError</text:p>
      <text:p text:style-name="P2">Errors are represented by classes derived from the <text:span text:style-name="T1">TopolError</text:span> class.</text:p>
      <text:p text:style-name="P2">The TopolError class contains several virtual functions which can be rewritten and protected variables that should be set to get error's desired behaviour. </text:p>
      <text:p text:style-name="P2"><text:span text:style-name="T1">mName</text:span> private variable holds the error's name and it is accesible by the <text:span text:style-name="T1">name</text:span> method.</text:p>
      <text:p text:style-name="P2"><text:span text:style-name="T1">mFixMap</text:span> is a QMap containing available automatic fixes for this particular topology error. The fixes are private functions, that are selected from <text:span text:style-name="T1">mFixMap</text:span> by the public method <text:span text:style-name="T1">fix</text:span>.</text:p>
      <text:p text:style-name="P3"><text:soft-page-break/>MBoundingBox <text:span text:style-name="T2">is the bounding box around conflicting features.</text:span></text:p>
      <text:p text:style-name="P2"><text:span text:style-name="T1">MConflict</text:span> represents the topology conflict's geometry.</text:p>
      <text:p text:style-name="P2"><text:span text:style-name="T1">MFeaturePairs</text:span> are the colliding features for this error.</text:p>
      <text:p text:style-name="P2"/>
      <text:p text:style-name="P2">The <text:span text:style-name="T1">fix </text:span><text:span text:style-name="T2">method is used to call selected fix function, when automatic fix was launched in the </text:span><text:span text:style-name="T1">checkDock</text:span><text:span text:style-name="T2">.</text:span></text:p>
      <text:p text:style-name="P3"><text:span text:style-name="T2"/></text:p>
      <text:p text:style-name="P11">TopolTest</text:p>
      <text:p text:style-name="P3">TopolTest <text:span text:style-name="T2">class holds all testing routines. It is derived from QObject, because the need to communicate with dockWidget progress dialog and informing it about current test status.</text:span></text:p>
      <text:p text:style-name="P3"><text:span text:style-name="T2">The </text:span>progress<text:span text:style-name="T2"> signal and </text:span>testCancelled<text:span text:style-name="T2"> and </text:span>setTestCancelled<text:span text:style-name="T2"> functions are used to achieve this.</text:span></text:p>
      <text:p text:style-name="P3"><text:span text:style-name="T2">In the class constructor, all tests are registered in the </text:span>mTestMap<text:span text:style-name="T2">.</text:span></text:p>
      <text:p text:style-name="P3">mTestMap <text:span text:style-name="T2">is a QMap indexed by QString test name. It contains </text:span>test<text:span text:style-name="T2"> structures, which are consisted of a test function and bool variables, telling whether the test uses some kind of tolerance an if it needs two layers or just one.</text:span></text:p>
      <text:p text:style-name="P3">mLayerIndexes<text:span text:style-name="T2"> is a QMap of spatial indexes, indexed by a layer ID, which are used for topology testing.</text:span></text:p>
      <text:p text:style-name="P3"><text:span text:style-name="T2">The</text:span> createIndex<text:span text:style-name="T2"> method is used to create spatial index for easy finding possible colliding features. It builds index from all features in the specified layer.</text:span></text:p>
      <text:p text:style-name="P3"><text:span text:style-name="T2">The </text:span>runTest<text:span text:style-name="T2"> method builds index for the second layer. Adds features from the first layer to the </text:span>mFeatureList<text:span text:style-name="T2">. And then calls the test specified in the parameter.</text:span></text:p>
      <text:p text:style-name="P3"><text:span text:style-name="T2"/></text:p>
      <text:p text:style-name="P8"><text:span text:style-name="T2">Test functions</text:span></text:p>
      <text:p text:style-name="P3"><text:span text:style-name="T2">Each test method walks through the selected features in the first layer. Depending on the invoked method (using all features in the layer, features in current extent or selected features only). And for each feature, using the spatial index, marks features from the second layer, that are crossing its bounding box. Then it performs the test against the marked features.</text:span></text:p>
      <text:p text:style-name="P2"/>
      <text:p text:style-name="P5">Creating new tests</text:p>
      <text:p text:style-name="P2">Creating a new test involves following three tasks:</text:p>
      <text:p text:style-name="P2"/>
      <text:p text:style-name="P2"><text:tab/>Creating a new error class</text:p>
      <text:p text:style-name="P2"><text:tab/>Writing the test routine</text:p>
      <text:p text:style-name="P2"><text:tab/>Registering the test routine</text:p>
      <text:p text:style-name="P2"/>
      <text:p text:style-name="P4">Creating a new error class</text:p>
      <text:p text:style-name="P2">Derive the new error class from the generic TopolError class. Set the error's name.</text:p>
      <text:p text:style-name="P2">Register possible automatic fixes.</text:p>
      <text:p text:style-name="P2"/>
      <text:p text:style-name="P4">Writing the test routine</text:p>
      <text:p text:style-name="P2">Write the code of the test routine, that actually finds the errors in the layer. All test routines are supposed to return ErrorList type and take three parameters (double, QgsVectorLayer, QgsVectorLayer).</text:p>
      <text:p text:style-name="P2"/>
      <text:p text:style-name="P4">Registering the test routine</text:p>
      <text:p text:style-name="P2">Insert the test to the test map and configure it. The configuration consists of setting the test function, and specifying whether the test uses two layers and some kind of tolerance.<text:line-break/>Insert the test function to the <text:span text:style-name="T1">mTestM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7T16:32:07</meta:creation-date>
    <dc:date>2009-07-19T17:04:56</dc:date>
    <meta:editing-duration>PT10H55M00S</meta:editing-duration>
    <meta:editing-cycles>199</meta:editing-cycles>
    <meta:generator>OpenOffice.org/3.1$Linux OpenOffice.org_project/310m11$Build-9399</meta:generator>
    <meta:document-statistic meta:table-count="0" meta:image-count="0" meta:object-count="0" meta:page-count="2" meta:paragraph-count="51" meta:word-count="829" meta:character-count="5267"/>
  </office:meta>
</office:document-meta>
</file>